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eam name: Today's date:</text:p>
      <text:h text:style-name="Heading_20_1" text:outline-level="1">What tools have you we worked with so far in this class?</text:h>
      <text:list text:style-name="L2">
        <text:list-item>
          <text:p text:style-name="P2"><text:span text:style-name="T3">Github</text:span></text:p>
        </text:list-item>
        <text:list-item>
          <text:p text:style-name="P2"><text:span text:style-name="T4">Cloud9</text:span></text:p>
        </text:list-item>
        <text:list-item>
          <text:p text:style-name="P2"><text:span text:style-name="T5">Pandoc</text:span></text:p>
        </text:list-item>
        <text:list-item>
          <text:p text:style-name="P2"><text:span text:style-name="T6">LibreOffice</text:span></text:p>
        </text:list-item>
      </text:list>
      <text:h text:style-name="Heading_20_2" text:outline-level="2">Which have you found most potentially useful?</text:h>
      <text:p text:style-name="First_20_paragraph"><text:span text:style-name="T7">Cloud9</text:span></text:p>
      <text:h text:style-name="Heading_20_2" text:outline-level="2">Why?</text:h>
      <text:p text:style-name="First_20_paragraph"><text:span text:style-name="T8">Cloud9</text:span><text:span text:style-name="T9"> </text:span><text:span text:style-name="T10">allows</text:span><text:span text:style-name="T11"> </text:span><text:span text:style-name="T12">me</text:span><text:span text:style-name="T13"> </text:span><text:span text:style-name="T14">to</text:span><text:span text:style-name="T15"> </text:span><text:span text:style-name="T16">work</text:span><text:span text:style-name="T17"> </text:span><text:span text:style-name="T18">with</text:span><text:span text:style-name="T19"> </text:span><text:span text:style-name="T20">the</text:span><text:span text:style-name="T21"> </text:span><text:span text:style-name="T22">command</text:span><text:span text:style-name="T23"> </text:span><text:span text:style-name="T24">line</text:span><text:span text:style-name="T25"> </text:span><text:span text:style-name="T26">which</text:span><text:span text:style-name="T27"> </text:span><text:span text:style-name="T28">can</text:span><text:span text:style-name="T29"> </text:span><text:span text:style-name="T30">be</text:span><text:span text:style-name="T31"> </text:span><text:span text:style-name="T32">used</text:span><text:span text:style-name="T33"> </text:span><text:span text:style-name="T34">in</text:span><text:span text:style-name="T35"> </text:span><text:span text:style-name="T36">a</text:span><text:span text:style-name="T37"> </text:span><text:span text:style-name="T38">variety</text:span><text:span text:style-name="T39"> </text:span><text:span text:style-name="T40">of</text:span><text:span text:style-name="T41"> </text:span><text:span text:style-name="T42">different</text:span><text:span text:style-name="T43"> </text:span><text:span text:style-name="T44">languages</text:span><text:span text:style-name="T45"> </text:span><text:span text:style-name="T46">and</text:span><text:span text:style-name="T47"> </text:span><text:span text:style-name="T48">programs</text:span></text:p>
      <text:h text:style-name="Heading_20_1" text:outline-level="1">What tools have been the most difficult to learn?</text:h>
      <text:p text:style-name="First_20_paragraph"><text:span text:style-name="T49">Pandoc</text:span><text:span text:style-name="T50"> </text:span><text:span text:style-name="T51">and</text:span><text:span text:style-name="T52"> </text:span><text:span text:style-name="T53">Github</text:span></text:p>
      <text:h text:style-name="Heading_20_2" text:outline-level="2">Why have they been particularly difficult to learn and use?</text:h>
      <text:p text:style-name="First_20_paragraph"><text:span text:style-name="T54">We</text:span><text:span text:style-name="T55"> </text:span><text:span text:style-name="T56">haven't</text:span><text:span text:style-name="T57"> </text:span><text:span text:style-name="T58">had</text:span><text:span text:style-name="T59"> </text:span><text:span text:style-name="T60">much</text:span><text:span text:style-name="T61"> </text:span><text:span text:style-name="T62">time</text:span><text:span text:style-name="T63"> </text:span><text:span text:style-name="T64">in</text:span><text:span text:style-name="T65"> </text:span><text:span text:style-name="T66">Pandoc</text:span><text:span text:style-name="T67"> </text:span><text:span text:style-name="T68">just</text:span><text:span text:style-name="T69"> </text:span><text:span text:style-name="T70">yet,</text:span><text:span text:style-name="T71"> </text:span><text:span text:style-name="T72">I'm</text:span><text:span text:style-name="T73"> </text:span><text:span text:style-name="T74">sure</text:span><text:span text:style-name="T75"> </text:span><text:span text:style-name="T76">it</text:span><text:span text:style-name="T77"> </text:span><text:span text:style-name="T78">will</text:span><text:span text:style-name="T79"> </text:span><text:span text:style-name="T80">get</text:span><text:span text:style-name="T81"> </text:span><text:span text:style-name="T82">more</text:span><text:span text:style-name="T83"> </text:span><text:span text:style-name="T84">clear.</text:span><text:span text:style-name="T85"> </text:span><text:span text:style-name="T86">Github</text:span><text:span text:style-name="T87"> </text:span><text:span text:style-name="T88">has</text:span><text:span text:style-name="T89"> </text:span><text:span text:style-name="T90">been</text:span><text:span text:style-name="T91"> </text:span><text:span text:style-name="T92">difficult</text:span><text:span text:style-name="T93"> </text:span><text:span text:style-name="T94">because</text:span><text:span text:style-name="T95"> </text:span><text:span text:style-name="T96">it</text:span><text:span text:style-name="T97"> </text:span><text:span text:style-name="T98">can</text:span><text:span text:style-name="T99"> </text:span><text:span text:style-name="T100">do</text:span><text:span text:style-name="T101"> </text:span><text:span text:style-name="T102">so</text:span><text:span text:style-name="T103"> </text:span><text:span text:style-name="T104">many</text:span><text:span text:style-name="T105"> </text:span><text:span text:style-name="T106">things</text:span><text:span text:style-name="T107"> </text:span><text:span text:style-name="T108">that</text:span><text:span text:style-name="T109"> </text:span><text:span text:style-name="T110">I'm</text:span><text:span text:style-name="T111"> </text:span><text:span text:style-name="T112">not</text:span><text:span text:style-name="T113"> </text:span><text:span text:style-name="T114">sure</text:span><text:span text:style-name="T115"> </text:span><text:span text:style-name="T116">of</text:span><text:span text:style-name="T117"> </text:span><text:span text:style-name="T118">yet</text:span></text:p>
      <text:h text:style-name="Heading_20_1" text:outline-level="1">What tools would you like to learn more about?</text:h>
      <text:p text:style-name="First_20_paragraph"><text:span text:style-name="T119">I</text:span><text:span text:style-name="T120"> </text:span><text:span text:style-name="T121">would</text:span><text:span text:style-name="T122"> </text:span><text:span text:style-name="T123">love</text:span><text:span text:style-name="T124"> </text:span><text:span text:style-name="T125">to</text:span><text:span text:style-name="T126"> </text:span><text:span text:style-name="T127">learn</text:span><text:span text:style-name="T128"> </text:span><text:span text:style-name="T129">more</text:span><text:span text:style-name="T130"> </text:span><text:span text:style-name="T131">on</text:span><text:span text:style-name="T132"> </text:span><text:span text:style-name="T133">Github</text:span><text:span text:style-name="T134"> </text:span><text:span text:style-name="T135">and</text:span><text:span text:style-name="T136"> </text:span><text:span text:style-name="T137">with</text:span><text:span text:style-name="T138"> </text:span><text:span text:style-name="T139">Cloud9!</text:span></text:p>
      <text:p text:style-name="Horizontal_20_Line"/>
      <text:p text:style-name="First_20_paragraph"><text:span text:style-name="T140">When</text:span><text:span text:style-name="T141"> </text:span><text:span text:style-name="T142">you</text:span><text:span text:style-name="T143"> </text:span><text:span text:style-name="T144">are</text:span><text:span text:style-name="T145"> </text:span><text:span text:style-name="T146">finished</text:span><text:span text:style-name="T147"> </text:span><text:span text:style-name="T148">with</text:span><text:span text:style-name="T149"> </text:span><text:span text:style-name="T150">the</text:span><text:span text:style-name="T151"> </text:span><text:span text:style-name="T152">questions</text:span><text:span text:style-name="T153"> </text:span><text:span text:style-name="T154">in</text:span><text:span text:style-name="T155"> </text:span><text:span text:style-name="T156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